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39cm" fo:min-width="5.91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62cm" fo:min-width="5.01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961cm" fo:min-width="3.95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32cm" fo:min-width="3.12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28cm" fo:min-width="2.068cm"/>
    </style:style>
    <style:style style:name="gr6" style:family="graphic" style:parent-style-name="standard">
      <style:graphic-properties svg:stroke-color="#bce4e5" draw:fill-color="#e8f2a1" draw:textarea-horizontal-align="justify" draw:textarea-vertical-align="middle" draw:auto-grow-height="false" fo:min-height="2.296cm" fo:min-width="2.046cm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17cm"/>
      <style:paragraph-properties style:writing-mode="lr-tb"/>
    </style:style>
    <style:style style:name="gr10" style:family="graphic" style:parent-style-name="standard">
      <style:graphic-properties svg:stroke-color="#a1467e" draw:fill-color="#a1467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a1467e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-color="#3465a4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074cm" svg:height="3.095cm" draw:transform="rotate (-0.810705437551367) translate (10.549cm 1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7.792cm" svg:height="2.136cm" draw:transform="skewX (-0.000523598775598331) rotate (-0.810356371700968) translate (10.605cm 2.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6.295cm" svg:height="1.711cm" draw:transform="skewX (-0.00122173047639604) rotate (-0.810356371700968) translate (10.819cm 2.713cm)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5.122cm" svg:height="1.388cm" draw:transform="rotate (-0.810356371700968) translate (11.031cm 3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63cm" svg:height="0.748cm" draw:transform="skewX (0.00139626340159536) rotate (-0.810356371700968) translate (11.244cm 3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2" draw:layer="layout" svg:width="3.6cm" svg:height="3.6cm" svg:x="9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cm" svg:y1="13.5cm" svg:x2="11.1cm" svg:y2="1.7cm">
          <text:p/>
        </draw:line>
        <draw:line draw:style-name="gr8" draw:text-style-name="P4" draw:layer="layout" svg:x1="7.2cm" svg:y1="9.2cm" svg:x2="18.1cm" svg:y2="9.1cm">
          <text:p/>
        </draw:line>
        <draw:frame draw:style-name="gr9" draw:text-style-name="P5" draw:layer="layout" svg:width="1.217cm" svg:height="0.962cm" svg:x="17.3cm" svg:y="9.3cm">
          <draw:text-box>
            <text:p><text:span text:style-name="T1">β</text:span><text:span text:style-name="T2">0</text:span></text:p>
          </draw:text-box>
        </draw:frame>
        <draw:frame draw:style-name="gr9" draw:text-style-name="P5" draw:layer="layout" svg:width="1.217cm" svg:height="0.962cm" svg:x="11.2cm" svg:y="1.5cm">
          <draw:text-box>
            <text:p><text:span text:style-name="T1">β</text:span><text:span text:style-name="T2">1</text:span></text:p>
          </draw:text-box>
        </draw:frame>
        <draw:custom-shape draw:style-name="gr10" draw:text-style-name="P6" draw:layer="layout" svg:width="0.3cm" svg:height="0.3cm" svg:x="12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cm" svg:height="0.3cm" svg:x="12.0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10.9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5" draw:layer="layout" svg:width="1.772cm" svg:height="0.962cm" svg:x="13.8cm" svg:y="4.5cm">
          <draw:text-box>
            <text:p>OL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2-19T10:25:09.723727472</meta:creation-date>
    <dc:date>2021-02-17T23:53:24.332673297</dc:date>
    <meta:editing-duration>PT11M14S</meta:editing-duration>
    <meta:editing-cycles>3</meta:editing-cycles>
    <meta:generator>LibreOffice/7.1.0.3$MacOSX_X86_64 LibreOffice_project/f6099ecf3d29644b5008cc8f48f42f4a40986e4c</meta:generator>
    <meta:document-statistic meta:object-count="15"/>
  </office:meta>
</office:document-meta>
</file>